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text-properties style:font-name="나눔고딕1"/>
    </style:style>
    <style:style style:name="P8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15%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6)</text:p>
      <text:p text:style-name="P2"/>
      <text:p text:style-name="P4">1. 회의 참가자</text:p>
      <text:p text:style-name="P5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0792004 권 순 일<text:tab/></text:p>
          </table:table-cell>
          <table:table-cell table:style-name="표1.A1" office:value-type="string">
            <text:p text:style-name="P3"><text:span text:style-name="T4">github ID : 0792004</text:span></text:p>
          </table:table-cell>
        </table:table-row>
        <table:table-row>
          <table:table-cell table:style-name="표1.A1" office:value-type="string">
            <text:p text:style-name="P6">0792008 김 면 중</text:p>
          </table:table-cell>
          <table:table-cell table:style-name="표1.A1" office:value-type="string">
            <text:p text:style-name="P3"><text:span text:style-name="T4">github ID : 0792008</text:span></text:p>
          </table:table-cell>
        </table:table-row>
        <table:table-row>
          <table:table-cell table:style-name="표1.A3" office:value-type="string">
            <text:p text:style-name="P6">0592048 김 민 기</text:p>
          </table:table-cell>
          <table:table-cell table:style-name="표1.A3" office:value-type="string">
            <text:p text:style-name="P6">github ID : 0592048</text:p>
          </table:table-cell>
        </table:table-row>
      </table:table>
      <text:p text:style-name="Standard"/>
      <text:p text:style-name="P7"><text:s/></text:p>
      <text:p text:style-name="P8"/>
      <text:p text:style-name="P8">2. 회의 일시</text:p>
      <text:p text:style-name="P8"/>
      <text:p text:style-name="P9">2012년 12월 6일 PM 2:00 ~ PM 3:30</text:p>
      <text:p text:style-name="P8"/>
      <text:p text:style-name="P8"/>
      <text:p text:style-name="P8">3. 회의 안건</text:p>
      <text:p text:style-name="P8"/>
      <text:p text:style-name="P9"><text:s/>- <text:s/>역할 분담</text:p>
      <text:p text:style-name="P9"><text:s/>- <text:s/>요구사항 분석 및 수정</text:p>
      <text:p text:style-name="P9"><text:s/>- <text:s/>차후 진행 계획 회의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. 회의 내용</text:p>
      <text:p text:style-name="P8"><text:s/>(1) 역할 분담</text:p>
      <text:p text:style-name="P8"><text:s text:c="4"/>- <text:s/>조원 전체가 해야할 일</text:p>
      <text:p text:style-name="P11"><text:span text:style-name="T1"><text:tab/> </text:span><text:span text:style-name="T3">소스 리딩 및 분석</text:span></text:p>
      <text:p text:style-name="P11"><text:span text:style-name="T3"><text:tab/> PA library(이미지 출력)에 관한 조사 필요</text:span></text:p>
      <text:p text:style-name="P11"><text:span text:style-name="T3"><text:s text:c="2"/></text:span><text:span text:style-name="T1"><text:s text:c="2"/>- <text:s/>소스 리딩 및 분석이 끝난 후</text:span></text:p>
      <text:p text:style-name="P11"><text:span text:style-name="T1"><text:tab/> </text:span><text:span text:style-name="T3">조원 전체 :</text:span><text:span text:style-name="T1"> </text:span><text:span text:style-name="T3">구현 가능한 기능 요구사항 수정</text:span></text:p>
      <text:p text:style-name="P11"><text:span text:style-name="T3"><text:tab/> 권순일, 김민기 : 이미지 및 사운드 자료 수집</text:span></text:p>
      <text:p text:style-name="P11"><text:span text:style-name="T3"><text:tab/> 김면중 : 희의록 및 보고서 추가 내용 문서 작성</text:span></text:p>
      <text:p text:style-name="P11"><text:span text:style-name="T3"><text:tab/> 조원 전체 : 요구사항에 따른 기능 추가 소스 작성</text:span></text:p>
      <text:p text:style-name="P8"><text:s/></text:p>
      <text:p text:style-name="P8">(2) 요구사항 분석 및 수정 내용</text:p>
      <text:p text:style-name="P8"><text:s text:c="4"/>- <text:s/>개발 시간 대비 요구사항이 너무 많음</text:p>
      <text:p text:style-name="P11"><text:span text:style-name="T1"><text:tab/></text:span><text:span text:style-name="T3">MD 소스를 분석 해 가며 구현 가능한 기능을 나열하여 요구사항의 수정이 <text:tab/>필요 → 많은 스테이지 레벨 수정, 퍼즐 개수 수정 등</text:span></text:p>
      <text:p text:style-name="P11"><text:span text:style-name="T3"/></text:p>
      <text:p text:style-name="P10"><text:span text:style-name="T2">(3) 차후 진행 계획 회의</text:span></text:p>
      <text:p text:style-name="P10"><text:span text:style-name="T2"><text:s text:c="3"/>- <text:s/>다음 주 중 MD 팀의 조원을 만나서 소스 리딩 및 소스 분석 예정</text:span></text:p>
      <text:p text:style-name="P10"><text:span text:style-name="T2"><text:s text:c="3"/>- <text:s/>다음 주 중 상단 및 하단 패널에 필요한 이미지 수집 후 출력 예정</text:span></text:p>
      <text:p text:style-name="P9"><text:s text:c="5"/></text:p>
      <text:p text:style-name="P8"><text:tab/> <text:s/></text:p>
      <text:p text:style-name="P8"><text:s text:c="11"/></text:p>
      <text:p text:style-name="P8"><text:s text:c="1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13T12:41:01</dc:date>
    <meta:editing-duration>PT41M14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2" meta:paragraph-count="36" meta:word-count="187" meta:character-count="687" meta:non-whitespace-character-count="451"/>
  </office:meta>
</office:document-meta>
</file>